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ObjectReplacements/Object 1" manifest:media-type="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cm"/>
    </style:style>
    <style:style style:name="gr2" style:family="graphic" style:parent-style-name="standard">
      <style:graphic-properties draw:ole-draw-aspect="1"/>
    </style:style>
    <style:style style:name="P1" style:family="paragraph"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3cm" svg:height="1.65cm" svg:x="0.2cm" svg:y="0cm">
          <draw:text-box>
            <text:p><text:span text:style-name="T1">f(t)</text:span></text:p>
          </draw:text-box>
        </draw:frame>
        <draw:frame draw:style-name="gr1" draw:text-style-name="P1" draw:layer="layout" svg:width="1cm" svg:height="1.65cm" svg:x="15.2cm" svg:y="4.5cm">
          <draw:text-box>
            <text:p><text:span text:style-name="T1">t</text:span></text:p>
          </draw:text-box>
        </draw:frame>
        <draw:frame draw:style-name="gr2" draw:layer="layout" svg:width="15.999cm" svg:height="8.999cm" svg:x="0.006cm" svg:y="0.486cm"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TakaoPMincho" style:font-family-generic="roman" style:font-pitch="variable" fo:font-size="24pt" fo:language="en" fo:country="US" style:font-family-asian="TakaoPGothic" style:font-family-generic-asian="system" style:font-pitch-asian="variable" style:font-size-asian="24pt" style:language-asian="ja" style:country-asian="JP" style:font-family-complex="TakaoPGothic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TakaoPGothic" style:font-family-generic="roman" style:font-pitch="variable" fo:font-size="18pt" fo:font-style="normal" fo:text-shadow="none" style:text-underline-style="none" fo:font-weight="normal" style:letter-kerning="true" style:font-family-asian="TakaoPGothic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okai </meta:initial-creator>
    <meta:creation-date>2015-03-03T15:40:53</meta:creation-date>
    <dc:date>2016-07-27T14:39:35</dc:date>
    <dc:creator>tokai </dc:creator>
    <meta:editing-duration>PT2M28S</meta:editing-duration>
    <meta:editing-cycles>19</meta:editing-cycles>
    <meta:generator>LibreOffice/3.5$Linux_x86 LibreOffice_project/350m1$Build-2</meta:generator>
    <meta:document-statistic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2" chart:maximum="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fals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plot-area chart:style-name="ch2" chart:data-source-has-labels="both" svg:x="0.77cm" svg:y="0.855cm" svg:width="14.59cm" svg:height="7.545cm">
          <chartooo:coordinate-region svg:x="1.656cm" svg:y="1.041cm" svg:width="13.596cm" svg:height="7.174cm"/>
          <chart:axis chart:dimension="x" chart:name="primary-x" chart:style-name="ch3" chartooo:axis-type="auto">
            <chart:categories table:cell-range-address="local-table.$A$2:.$A$10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02" chart:label-cell-address="local-table.$C$1" chart:class="chart:scatter">
            <chart:domain table:cell-range-address="local-table.$B$2:.$B$102"/>
            <chart:data-point chart:repeated="10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-1.93716632225726">
                <text:p>-1.9371663222572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">
                <text:p>0.04</text:p>
              </table:table-cell>
              <table:table-cell office:value-type="float" office:value="-1.75261336008773">
                <text:p>-1.7526133600877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">
                <text:p>0.06</text:p>
              </table:table-cell>
              <table:table-cell office:value-type="float" office:value="-1.45793725484282">
                <text:p>-1.4579372548428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">
                <text:p>0.08</text:p>
              </table:table-cell>
              <table:table-cell office:value-type="float" office:value="-1.07165358995799">
                <text:p>-1.0716535899579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">
                <text:p>0.1</text:p>
              </table:table-cell>
              <table:table-cell office:value-type="float" office:value="-0.618033988749895">
                <text:p>-0.61803398874989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2">
                <text:p>0.12</text:p>
              </table:table-cell>
              <table:table-cell office:value-type="float" office:value="-0.125581039058627">
                <text:p>-0.12558103905862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4">
                <text:p>0.14</text:p>
              </table:table-cell>
              <table:table-cell office:value-type="float" office:value="0.37476262917145">
                <text:p>0.3747626291714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6">
                <text:p>0.16</text:p>
              </table:table-cell>
              <table:table-cell office:value-type="float" office:value="0.851558583130145">
                <text:p>0.85155858313014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8">
                <text:p>0.18</text:p>
              </table:table-cell>
              <table:table-cell office:value-type="float" office:value="1.27484797949738">
                <text:p>1.2748479794973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">
                <text:p>0.2</text:p>
              </table:table-cell>
              <table:table-cell office:value-type="float" office:value="1.61803398874989">
                <text:p>1.6180339887498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2">
                <text:p>0.22</text:p>
              </table:table-cell>
              <table:table-cell office:value-type="float" office:value="1.8595529717765">
                <text:p>1.859552971776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4">
                <text:p>0.24</text:p>
              </table:table-cell>
              <table:table-cell office:value-type="float" office:value="1.98422940262896">
                <text:p>1.9842294026289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6">
                <text:p>0.26</text:p>
              </table:table-cell>
              <table:table-cell office:value-type="float" office:value="1.98422940262896">
                <text:p>1.9842294026289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8">
                <text:p>0.28</text:p>
              </table:table-cell>
              <table:table-cell office:value-type="float" office:value="1.8595529717765">
                <text:p>1.859552971776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">
                <text:p>0.3</text:p>
              </table:table-cell>
              <table:table-cell office:value-type="float" office:value="1.61803398874989">
                <text:p>1.6180339887498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2">
                <text:p>0.32</text:p>
              </table:table-cell>
              <table:table-cell office:value-type="float" office:value="1.27484797949738">
                <text:p>1.2748479794973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4">
                <text:p>0.34</text:p>
              </table:table-cell>
              <table:table-cell office:value-type="float" office:value="0.851558583130144">
                <text:p>0.85155858313014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6">
                <text:p>0.36</text:p>
              </table:table-cell>
              <table:table-cell office:value-type="float" office:value="0.374762629171449">
                <text:p>0.37476262917144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8">
                <text:p>0.38</text:p>
              </table:table-cell>
              <table:table-cell office:value-type="float" office:value="-0.125581039058626">
                <text:p>-0.12558103905862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">
                <text:p>0.4</text:p>
              </table:table-cell>
              <table:table-cell office:value-type="float" office:value="-0.618033988749894">
                <text:p>-0.61803398874989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2">
                <text:p>0.42</text:p>
              </table:table-cell>
              <table:table-cell office:value-type="float" office:value="-1.07165358995799">
                <text:p>-1.0716535899579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4">
                <text:p>0.44</text:p>
              </table:table-cell>
              <table:table-cell office:value-type="float" office:value="-1.45793725484282">
                <text:p>-1.4579372548428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6">
                <text:p>0.46</text:p>
              </table:table-cell>
              <table:table-cell office:value-type="float" office:value="-1.75261336008773">
                <text:p>-1.7526133600877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8">
                <text:p>0.48</text:p>
              </table:table-cell>
              <table:table-cell office:value-type="float" office:value="-1.93716632225726">
                <text:p>-1.9371663222572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">
                <text:p>0.5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2">
                <text:p>0.52</text:p>
              </table:table-cell>
              <table:table-cell office:value-type="float" office:value="-1.93716632225726">
                <text:p>-1.9371663222572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4">
                <text:p>0.54</text:p>
              </table:table-cell>
              <table:table-cell office:value-type="float" office:value="-1.75261336008773">
                <text:p>-1.7526133600877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6">
                <text:p>0.56</text:p>
              </table:table-cell>
              <table:table-cell office:value-type="float" office:value="-1.45793725484282">
                <text:p>-1.4579372548428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8">
                <text:p>0.58</text:p>
              </table:table-cell>
              <table:table-cell office:value-type="float" office:value="-1.07165358995799">
                <text:p>-1.0716535899579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">
                <text:p>0.6</text:p>
              </table:table-cell>
              <table:table-cell office:value-type="float" office:value="-0.618033988749894">
                <text:p>-0.61803398874989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2">
                <text:p>0.62</text:p>
              </table:table-cell>
              <table:table-cell office:value-type="float" office:value="-0.125581039058627">
                <text:p>-0.12558103905862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64">
                <text:p>0.64</text:p>
              </table:table-cell>
              <table:table-cell office:value-type="float" office:value="0.37476262917145">
                <text:p>0.3747626291714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66">
                <text:p>0.66</text:p>
              </table:table-cell>
              <table:table-cell office:value-type="float" office:value="0.851558583130147">
                <text:p>0.85155858313014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8">
                <text:p>0.68</text:p>
              </table:table-cell>
              <table:table-cell office:value-type="float" office:value="1.27484797949738">
                <text:p>1.2748479794973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">
                <text:p>0.7</text:p>
              </table:table-cell>
              <table:table-cell office:value-type="float" office:value="1.61803398874989">
                <text:p>1.6180339887498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2">
                <text:p>0.72</text:p>
              </table:table-cell>
              <table:table-cell office:value-type="float" office:value="1.8595529717765">
                <text:p>1.859552971776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4">
                <text:p>0.74</text:p>
              </table:table-cell>
              <table:table-cell office:value-type="float" office:value="1.98422940262896">
                <text:p>1.9842294026289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6">
                <text:p>0.76</text:p>
              </table:table-cell>
              <table:table-cell office:value-type="float" office:value="1.98422940262896">
                <text:p>1.9842294026289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78">
                <text:p>0.78</text:p>
              </table:table-cell>
              <table:table-cell office:value-type="float" office:value="1.8595529717765">
                <text:p>1.859552971776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">
                <text:p>0.8</text:p>
              </table:table-cell>
              <table:table-cell office:value-type="float" office:value="1.6180339887499">
                <text:p>1.618033988749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2">
                <text:p>0.82</text:p>
              </table:table-cell>
              <table:table-cell office:value-type="float" office:value="1.27484797949738">
                <text:p>1.2748479794973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4">
                <text:p>0.84</text:p>
              </table:table-cell>
              <table:table-cell office:value-type="float" office:value="0.851558583130148">
                <text:p>0.85155858313014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86">
                <text:p>0.86</text:p>
              </table:table-cell>
              <table:table-cell office:value-type="float" office:value="0.374762629171451">
                <text:p>0.37476262917145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88">
                <text:p>0.88</text:p>
              </table:table-cell>
              <table:table-cell office:value-type="float" office:value="-0.125581039058625">
                <text:p>-0.12558103905862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">
                <text:p>0.9</text:p>
              </table:table-cell>
              <table:table-cell office:value-type="float" office:value="-0.618033988749894">
                <text:p>-0.61803398874989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2">
                <text:p>0.92</text:p>
              </table:table-cell>
              <table:table-cell office:value-type="float" office:value="-1.07165358995799">
                <text:p>-1.0716535899579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4">
                <text:p>0.94</text:p>
              </table:table-cell>
              <table:table-cell office:value-type="float" office:value="-1.45793725484282">
                <text:p>-1.4579372548428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6">
                <text:p>0.96</text:p>
              </table:table-cell>
              <table:table-cell office:value-type="float" office:value="-1.75261336008773">
                <text:p>-1.7526133600877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8">
                <text:p>0.98</text:p>
              </table:table-cell>
              <table:table-cell office:value-type="float" office:value="-1.93716632225726">
                <text:p>-1.9371663222572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">
                <text:p>1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02">
                <text:p>1.02</text:p>
              </table:table-cell>
              <table:table-cell office:value-type="float" office:value="-1.93716632225726">
                <text:p>-1.9371663222572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04">
                <text:p>1.04</text:p>
              </table:table-cell>
              <table:table-cell office:value-type="float" office:value="-1.75261336008773">
                <text:p>-1.7526133600877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06">
                <text:p>1.06</text:p>
              </table:table-cell>
              <table:table-cell office:value-type="float" office:value="-1.45793725484282">
                <text:p>-1.4579372548428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08">
                <text:p>1.08</text:p>
              </table:table-cell>
              <table:table-cell office:value-type="float" office:value="-1.07165358995799">
                <text:p>-1.0716535899579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1">
                <text:p>1.1</text:p>
              </table:table-cell>
              <table:table-cell office:value-type="float" office:value="-0.618033988749892">
                <text:p>-0.61803398874989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12">
                <text:p>1.12</text:p>
              </table:table-cell>
              <table:table-cell office:value-type="float" office:value="-0.125581039058624">
                <text:p>-0.12558103905862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14">
                <text:p>1.14</text:p>
              </table:table-cell>
              <table:table-cell office:value-type="float" office:value="0.374762629171446">
                <text:p>0.37476262917144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16">
                <text:p>1.16</text:p>
              </table:table-cell>
              <table:table-cell office:value-type="float" office:value="0.851558583130143">
                <text:p>0.85155858313014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18">
                <text:p>1.18</text:p>
              </table:table-cell>
              <table:table-cell office:value-type="float" office:value="1.27484797949738">
                <text:p>1.2748479794973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2">
                <text:p>1.2</text:p>
              </table:table-cell>
              <table:table-cell office:value-type="float" office:value="1.61803398874989">
                <text:p>1.6180339887498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22">
                <text:p>1.22</text:p>
              </table:table-cell>
              <table:table-cell office:value-type="float" office:value="1.8595529717765">
                <text:p>1.859552971776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24">
                <text:p>1.24</text:p>
              </table:table-cell>
              <table:table-cell office:value-type="float" office:value="1.98422940262896">
                <text:p>1.9842294026289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26">
                <text:p>1.26</text:p>
              </table:table-cell>
              <table:table-cell office:value-type="float" office:value="1.98422940262896">
                <text:p>1.9842294026289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28">
                <text:p>1.28</text:p>
              </table:table-cell>
              <table:table-cell office:value-type="float" office:value="1.8595529717765">
                <text:p>1.859552971776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3">
                <text:p>1.3</text:p>
              </table:table-cell>
              <table:table-cell office:value-type="float" office:value="1.6180339887499">
                <text:p>1.618033988749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32">
                <text:p>1.32</text:p>
              </table:table-cell>
              <table:table-cell office:value-type="float" office:value="1.27484797949738">
                <text:p>1.2748479794973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34">
                <text:p>1.34</text:p>
              </table:table-cell>
              <table:table-cell office:value-type="float" office:value="0.851558583130145">
                <text:p>0.85155858313014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36">
                <text:p>1.36</text:p>
              </table:table-cell>
              <table:table-cell office:value-type="float" office:value="0.374762629171445">
                <text:p>0.37476262917144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38">
                <text:p>1.38</text:p>
              </table:table-cell>
              <table:table-cell office:value-type="float" office:value="-0.125581039058628">
                <text:p>-0.12558103905862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4">
                <text:p>1.4</text:p>
              </table:table-cell>
              <table:table-cell office:value-type="float" office:value="-0.618033988749894">
                <text:p>-0.61803398874989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42">
                <text:p>1.42</text:p>
              </table:table-cell>
              <table:table-cell office:value-type="float" office:value="-1.07165358995799">
                <text:p>-1.0716535899579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44">
                <text:p>1.44</text:p>
              </table:table-cell>
              <table:table-cell office:value-type="float" office:value="-1.45793725484282">
                <text:p>-1.4579372548428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46">
                <text:p>1.46</text:p>
              </table:table-cell>
              <table:table-cell office:value-type="float" office:value="-1.75261336008773">
                <text:p>-1.7526133600877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48">
                <text:p>1.48</text:p>
              </table:table-cell>
              <table:table-cell office:value-type="float" office:value="-1.93716632225726">
                <text:p>-1.9371663222572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5">
                <text:p>1.5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52">
                <text:p>1.52</text:p>
              </table:table-cell>
              <table:table-cell office:value-type="float" office:value="-1.93716632225726">
                <text:p>-1.9371663222572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54">
                <text:p>1.54</text:p>
              </table:table-cell>
              <table:table-cell office:value-type="float" office:value="-1.75261336008773">
                <text:p>-1.7526133600877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56">
                <text:p>1.56</text:p>
              </table:table-cell>
              <table:table-cell office:value-type="float" office:value="-1.45793725484283">
                <text:p>-1.4579372548428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58">
                <text:p>1.58</text:p>
              </table:table-cell>
              <table:table-cell office:value-type="float" office:value="-1.07165358995799">
                <text:p>-1.0716535899579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6">
                <text:p>1.6</text:p>
              </table:table-cell>
              <table:table-cell office:value-type="float" office:value="-0.618033988749896">
                <text:p>-0.61803398874989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62">
                <text:p>1.62</text:p>
              </table:table-cell>
              <table:table-cell office:value-type="float" office:value="-0.125581039058624">
                <text:p>-0.12558103905862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64">
                <text:p>1.64</text:p>
              </table:table-cell>
              <table:table-cell office:value-type="float" office:value="0.374762629171449">
                <text:p>0.37476262917144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66">
                <text:p>1.66</text:p>
              </table:table-cell>
              <table:table-cell office:value-type="float" office:value="0.851558583130143">
                <text:p>0.85155858313014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68">
                <text:p>1.68</text:p>
              </table:table-cell>
              <table:table-cell office:value-type="float" office:value="1.27484797949737">
                <text:p>1.2748479794973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7">
                <text:p>1.7</text:p>
              </table:table-cell>
              <table:table-cell office:value-type="float" office:value="1.61803398874989">
                <text:p>1.6180339887498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72">
                <text:p>1.72</text:p>
              </table:table-cell>
              <table:table-cell office:value-type="float" office:value="1.8595529717765">
                <text:p>1.859552971776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74">
                <text:p>1.74</text:p>
              </table:table-cell>
              <table:table-cell office:value-type="float" office:value="1.98422940262896">
                <text:p>1.9842294026289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76">
                <text:p>1.76</text:p>
              </table:table-cell>
              <table:table-cell office:value-type="float" office:value="1.98422940262896">
                <text:p>1.9842294026289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78">
                <text:p>1.78</text:p>
              </table:table-cell>
              <table:table-cell office:value-type="float" office:value="1.8595529717765">
                <text:p>1.859552971776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8">
                <text:p>1.8</text:p>
              </table:table-cell>
              <table:table-cell office:value-type="float" office:value="1.6180339887499">
                <text:p>1.618033988749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82">
                <text:p>1.82</text:p>
              </table:table-cell>
              <table:table-cell office:value-type="float" office:value="1.27484797949738">
                <text:p>1.2748479794973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84">
                <text:p>1.84</text:p>
              </table:table-cell>
              <table:table-cell office:value-type="float" office:value="0.851558583130146">
                <text:p>0.85155858313014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86">
                <text:p>1.86</text:p>
              </table:table-cell>
              <table:table-cell office:value-type="float" office:value="0.374762629171445">
                <text:p>0.37476262917144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88">
                <text:p>1.88</text:p>
              </table:table-cell>
              <table:table-cell office:value-type="float" office:value="-0.125581039058628">
                <text:p>-0.12558103905862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9">
                <text:p>1.9</text:p>
              </table:table-cell>
              <table:table-cell office:value-type="float" office:value="-0.618033988749893">
                <text:p>-0.61803398874989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92">
                <text:p>1.92</text:p>
              </table:table-cell>
              <table:table-cell office:value-type="float" office:value="-1.07165358995799">
                <text:p>-1.0716535899579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94">
                <text:p>1.94</text:p>
              </table:table-cell>
              <table:table-cell office:value-type="float" office:value="-1.45793725484282">
                <text:p>-1.4579372548428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96">
                <text:p>1.96</text:p>
              </table:table-cell>
              <table:table-cell office:value-type="float" office:value="-1.75261336008773">
                <text:p>-1.7526133600877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98">
                <text:p>1.98</text:p>
              </table:table-cell>
              <table:table-cell office:value-type="float" office:value="-1.93716632225726">
                <text:p>-1.9371663222572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">
                <text:p>2</text:p>
              </table:table-cell>
              <table:table-cell office:value-type="float" office:value="-2">
                <text:p>-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